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89in"/>
    </style:style>
    <style:style style:name="co2" style:family="table-column">
      <style:table-column-properties fo:break-before="auto" style:column-width="8.3563in"/>
    </style:style>
    <style:style style:name="co3" style:family="table-column">
      <style:table-column-properties fo:break-before="auto" style:column-width="1.3339in"/>
    </style:style>
    <style:style style:name="co4" style:family="table-column">
      <style:table-column-properties fo:break-before="auto" style:column-width="0.8744in"/>
    </style:style>
    <style:style style:name="co5" style:family="table-column">
      <style:table-column-properties fo:break-before="auto" style:column-width="0.7665in"/>
    </style:style>
    <style:style style:name="co6" style:family="table-column">
      <style:table-column-properties fo:break-before="auto" style:column-width="0.639in"/>
    </style:style>
    <style:style style:name="co7" style:family="table-column">
      <style:table-column-properties fo:break-before="auto" style:column-width="1.1134in"/>
    </style:style>
    <style:style style:name="co8" style:family="table-column">
      <style:table-column-properties fo:break-before="auto" style:column-width="0.889in"/>
    </style:style>
    <style:style style:name="ro1" style:family="table-row">
      <style:table-row-properties style:row-height="0.198in" fo:break-before="auto" style:use-optimal-row-height="false"/>
    </style:style>
    <style:style style:name="ro2" style:family="table-row">
      <style:table-row-properties style:row-height="0.1772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number-columns-repeated="10" table:default-cell-style-name="Default"/>
        <table:table-column table:style-name="co7" table:number-columns-repeated="1004" table:default-cell-style-name="Default"/>
        <table:table-row table:style-name="ro1">
          <table:table-cell table:style-name="ce1" office:value-type="string" calcext:value-type="string">
            <text:p>Variable</text:p>
          </table:table-cell>
          <table:table-cell table:style-name="ce1" office:value-type="string" calcext:value-type="string">
            <text:p>Description</text:p>
          </table:table-cell>
          <table:table-cell table:number-columns-repeated="1018"/>
        </table:table-row>
        <table:table-row table:style-name="ro1">
          <table:table-cell table:style-name="ce1" office:value-type="string" calcext:value-type="string">
            <text:p>ListingKey</text:p>
          </table:table-cell>
          <table:table-cell table:style-name="ce1" office:value-type="string" calcext:value-type="string">
            <text:p>Unique key for each listing, same value as the 'key' used in the listing object in the API.</text:p>
          </table:table-cell>
          <table:table-cell office:value-type="string" calcext:value-type="string">
            <text:p>ListingKey</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ListingNumber</text:p>
          </table:table-cell>
          <table:table-cell table:style-name="ce1" office:value-type="string" calcext:value-type="string">
            <text:p>The number that uniquely identifies the listing to the public as displayed on the website.</text:p>
          </table:table-cell>
          <table:table-cell office:value-type="string" calcext:value-type="string">
            <text:p>ListingNumber</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ListingCreationDate</text:p>
          </table:table-cell>
          <table:table-cell table:style-name="ce1" office:value-type="string" calcext:value-type="string">
            <text:p>The date the listing was created.</text:p>
          </table:table-cell>
          <table:table-cell office:value-type="string" calcext:value-type="string">
            <text:p>ListingCreationDate</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CreditGrade</text:p>
          </table:table-cell>
          <table:table-cell table:style-name="ce1" office:value-type="string" calcext:value-type="string">
            <text:p>The Credit rating that was assigned at the time the listing went live. Applicable for listings pre-2009 period and will only be populated for those listings.</text:p>
          </table:table-cell>
          <table:table-cell office:value-type="string" calcext:value-type="string">
            <text:p>CreditGrade</text:p>
          </table:table-cell>
          <table:table-cell office:value-type="float" office:value="28953" calcext:value-type="float">
            <text:p>28953</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Term</text:p>
          </table:table-cell>
          <table:table-cell table:style-name="ce1" office:value-type="string" calcext:value-type="string">
            <text:p>The length of the loan expressed in months.</text:p>
          </table:table-cell>
          <table:table-cell office:value-type="string" calcext:value-type="string">
            <text:p>Term</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LoanStatus</text:p>
          </table:table-cell>
          <table:table-cell table:style-name="ce1" office:value-type="string" calcext:value-type="string">
            <text:p>The current status of the loan: Cancelled, <text:s/>Chargedoff, Completed, Current, Defaulted, FinalPaymentInProgress, PastDue. The PastDue status will be accompanied by a delinquency bucket.</text:p>
          </table:table-cell>
          <table:table-cell office:value-type="string" calcext:value-type="string">
            <text:p>LoanStatu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ClosedDate</text:p>
          </table:table-cell>
          <table:table-cell table:style-name="ce1" office:value-type="string" calcext:value-type="string">
            <text:p>Closed date is applicable for Cancelled, Completed, Chargedoff and Defaulted loan statuses. </text:p>
          </table:table-cell>
          <table:table-cell office:value-type="string" calcext:value-type="string">
            <text:p>ClosedDate</text:p>
          </table:table-cell>
          <table:table-cell office:value-type="float" office:value="55089" calcext:value-type="float">
            <text:p>55089</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BorrowerAPR</text:p>
          </table:table-cell>
          <table:table-cell table:style-name="ce1" office:value-type="string" calcext:value-type="string">
            <text:p>The Borrower's Annual Percentage Rate (APR) for the loan.</text:p>
          </table:table-cell>
          <table:table-cell office:value-type="string" calcext:value-type="string">
            <text:p>BorrowerAPR</text:p>
          </table:table-cell>
          <table:table-cell office:value-type="float" office:value="113912" calcext:value-type="float">
            <text:p>113912</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BorrowerRate</text:p>
          </table:table-cell>
          <table:table-cell table:style-name="ce1" office:value-type="string" calcext:value-type="string">
            <text:p>The Borrower's interest rate for this loan. </text:p>
          </table:table-cell>
          <table:table-cell office:value-type="string" calcext:value-type="string">
            <text:p>BorrowerRate</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enderYield</text:p>
          </table:table-cell>
          <table:table-cell table:style-name="ce1" office:value-type="string" calcext:value-type="string">
            <text:p>The Lender yield on the loan. Lender yield is equal to the interest rate on the loan less the servicing fee.</text:p>
          </table:table-cell>
          <table:table-cell office:value-type="string" calcext:value-type="string">
            <text:p>LenderYield</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EstimatedEffectiveYield</text:p>
          </table:table-cell>
          <table:table-cell table:style-name="ce1" office:value-type="string" calcext:value-type="string">
            <text:p>Effective yield is equal to the borrower interest rate (i) minus the servicing fee rate, (ii) minus estimated uncollected interest on charge-offs, (iii) plus estimated collected late fees. <text:s/>Applicable for loans originated after July 2009.</text:p>
          </table:table-cell>
          <table:table-cell office:value-type="string" calcext:value-type="string">
            <text:p>EstimatedEffectiveYield</text:p>
          </table:table-cell>
          <table:table-cell office:value-type="float" office:value="84853" calcext:value-type="float">
            <text:p>8485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EstimatedLoss</text:p>
          </table:table-cell>
          <table:table-cell table:style-name="ce1" office:value-type="string" calcext:value-type="string">
            <text:p>Estimated loss is the estimated principal loss on charge-offs. Applicable for loans originated after July 2009.</text:p>
          </table:table-cell>
          <table:table-cell office:value-type="string" calcext:value-type="string">
            <text:p>EstimatedLoss</text:p>
          </table:table-cell>
          <table:table-cell office:value-type="float" office:value="84853" calcext:value-type="float">
            <text:p>8485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EstimatedReturn</text:p>
          </table:table-cell>
          <table:table-cell table:style-name="ce1" office:value-type="string" calcext:value-type="string">
            <text:p>The estimated return assigned to the listing at the time it was created. Estimated return is the difference between the Estimated Effective Yield and the Estimated Loss Rate. Applicable for loans originated after July 2009.</text:p>
          </table:table-cell>
          <table:table-cell office:value-type="string" calcext:value-type="string">
            <text:p>EstimatedReturn</text:p>
          </table:table-cell>
          <table:table-cell office:value-type="float" office:value="84853" calcext:value-type="float">
            <text:p>8485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rosperRating (numeric)</text:p>
          </table:table-cell>
          <table:table-cell table:style-name="ce1" office:value-type="string" calcext:value-type="string">
            <text:p>The <text:s/>Prosper Rating assigned at the time the listing was created: 0 - N/A, 1 - HR, 2 - E, 3 - D, 4 - C, 5 - B, 6 - A, 7 - AA. <text:s/>Applicable for loans originated after July 2009.</text:p>
          </table:table-cell>
          <table:table-cell office:value-type="string" calcext:value-type="string">
            <text:p>ProsperRating(numeric)</text:p>
          </table:table-cell>
          <table:table-cell office:value-type="float" office:value="84853" calcext:value-type="float">
            <text:p>8485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rosperRating (Alpha)</text:p>
          </table:table-cell>
          <table:table-cell table:style-name="ce1" office:value-type="string" calcext:value-type="string">
            <text:p>The Prosper Rating assigned at the time the listing was created between AA - HR. <text:s/>Applicable for loans originated after July 2009.</text:p>
          </table:table-cell>
          <table:table-cell office:value-type="string" calcext:value-type="string">
            <text:p>ProsperRating(Alpha)</text:p>
          </table:table-cell>
          <table:table-cell office:value-type="float" office:value="84853" calcext:value-type="float">
            <text:p>84853</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ProsperScore</text:p>
          </table:table-cell>
          <table:table-cell table:style-name="ce1" office:value-type="string" calcext:value-type="string">
            <text:p>A custom risk score built using historical Prosper data. The score ranges from 1-10, with 10 being the best, or lowest risk score. <text:s/>Applicable for loans originated after July 2009.</text:p>
          </table:table-cell>
          <table:table-cell office:value-type="string" calcext:value-type="string">
            <text:p>ProsperScore</text:p>
          </table:table-cell>
          <table:table-cell office:value-type="float" office:value="84853" calcext:value-type="float">
            <text:p>8485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istingCategory</text:p>
          </table:table-cell>
          <table:table-cell table:style-name="ce1" office:value-type="string" calcext:value-type="string">
            <text:p>The category of the listing that the borrower selected when posting their listing: 0 - Not Available, 1 - Debt Consolidation, 2 - Home Improvement, 3 - Business, 4 - Personal Loan, 5 - Student Use, 6 - Auto, 7- Other, 8 - Baby&amp;Adoption, 9 - Boat, 10 - Cosmetic Procedure, 11 - Engagement Ring, 12 - Green Loans, 13 - Household Expenses, 14 - Large Purchases, 15 - Medical/Dental, 16 - Motorcycle, 17 - RV, 18 - Taxes, 19 - Vacation, 20 - Wedding Loans</text:p>
          </table:table-cell>
          <table:table-cell office:value-type="string" calcext:value-type="string">
            <text:p>ListingCategory(numeric)</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BorrowerState</text:p>
          </table:table-cell>
          <table:table-cell table:style-name="ce1" office:value-type="string" calcext:value-type="string">
            <text:p>The two letter abbreviation of the state of the address of the borrower at the time the Listing was created.</text:p>
          </table:table-cell>
          <table:table-cell office:value-type="string" calcext:value-type="string">
            <text:p>BorrowerState</text:p>
          </table:table-cell>
          <table:table-cell office:value-type="float" office:value="108422" calcext:value-type="float">
            <text:p>108422</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Occupation</text:p>
          </table:table-cell>
          <table:table-cell table:style-name="ce1" office:value-type="string" calcext:value-type="string">
            <text:p>The Occupation selected by the Borrower at the time they created the listing.</text:p>
          </table:table-cell>
          <table:table-cell office:value-type="string" calcext:value-type="string">
            <text:p>Occupation</text:p>
          </table:table-cell>
          <table:table-cell office:value-type="float" office:value="110349" calcext:value-type="float">
            <text:p>110349</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EmploymentStatus</text:p>
          </table:table-cell>
          <table:table-cell table:style-name="ce1" office:value-type="string" calcext:value-type="string">
            <text:p>The employment status of the borrower at the time they posted the listing.</text:p>
          </table:table-cell>
          <table:table-cell office:value-type="string" calcext:value-type="string">
            <text:p>EmploymentStatus</text:p>
          </table:table-cell>
          <table:table-cell office:value-type="float" office:value="111682" calcext:value-type="float">
            <text:p>111682</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EmploymentStatusDuration</text:p>
          </table:table-cell>
          <table:table-cell table:style-name="ce1" office:value-type="string" calcext:value-type="string">
            <text:p>The length in months of the employment status at the time the listing was created.</text:p>
          </table:table-cell>
          <table:table-cell office:value-type="string" calcext:value-type="string">
            <text:p>EmploymentStatusDuration</text:p>
          </table:table-cell>
          <table:table-cell office:value-type="float" office:value="106312" calcext:value-type="float">
            <text:p>106312</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IsBorrowerHomeowner</text:p>
          </table:table-cell>
          <table:table-cell table:style-name="ce1" office:value-type="string" calcext:value-type="string">
            <text:p>A Borrower will be classified as a homowner if they have a mortgage on their credit profile or provide documentation confirming they are a homeowner.</text:p>
          </table:table-cell>
          <table:table-cell office:value-type="string" calcext:value-type="string">
            <text:p>IsBorrowerHomeowner</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bool</text:p>
          </table:table-cell>
          <table:table-cell table:number-columns-repeated="1014"/>
        </table:table-row>
        <table:table-row table:style-name="ro1">
          <table:table-cell table:style-name="ce1" office:value-type="string" calcext:value-type="string">
            <text:p>CurrentlyInGroup</text:p>
          </table:table-cell>
          <table:table-cell table:style-name="ce1" office:value-type="string" calcext:value-type="string">
            <text:p>Specifies whether or not the Borrower was in a group at the time the listing was created.</text:p>
          </table:table-cell>
          <table:table-cell office:value-type="string" calcext:value-type="string">
            <text:p>CurrentlyInGroup</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bool</text:p>
          </table:table-cell>
          <table:table-cell table:number-columns-repeated="1014"/>
        </table:table-row>
        <table:table-row table:style-name="ro1">
          <table:table-cell table:style-name="ce1" office:value-type="string" calcext:value-type="string">
            <text:p>GroupKey</text:p>
          </table:table-cell>
          <table:table-cell table:style-name="ce1" office:value-type="string" calcext:value-type="string">
            <text:p>The Key of the group in which the Borrower is a member of. Value will be null if the borrower does not have a group affiliation.</text:p>
          </table:table-cell>
          <table:table-cell office:value-type="string" calcext:value-type="string">
            <text:p>GroupKey</text:p>
          </table:table-cell>
          <table:table-cell office:value-type="float" office:value="13341" calcext:value-type="float">
            <text:p>13341</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DateCreditPulled</text:p>
          </table:table-cell>
          <table:table-cell table:style-name="ce1" office:value-type="string" calcext:value-type="string">
            <text:p>The date the credit profile was pulled. </text:p>
          </table:table-cell>
          <table:table-cell office:value-type="string" calcext:value-type="string">
            <text:p>DateCreditPulled</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CreditScoreRangeLower</text:p>
          </table:table-cell>
          <table:table-cell table:style-name="ce1" office:value-type="string" calcext:value-type="string">
            <text:p>The lower value representing the range of the borrower's credit score as provided by a consumer credit rating agency.</text:p>
          </table:table-cell>
          <table:table-cell office:value-type="string" calcext:value-type="string">
            <text:p>CreditScoreRangeLower</text:p>
          </table:table-cell>
          <table:table-cell office:value-type="float" office:value="113346" calcext:value-type="float">
            <text:p>113346</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CreditScoreRangeUpper</text:p>
          </table:table-cell>
          <table:table-cell table:style-name="ce1" office:value-type="string" calcext:value-type="string">
            <text:p>The upper value representing the range of the borrower's credit score as provided by a consumer credit rating agency. </text:p>
          </table:table-cell>
          <table:table-cell office:value-type="string" calcext:value-type="string">
            <text:p>CreditScoreRangeUpper</text:p>
          </table:table-cell>
          <table:table-cell office:value-type="float" office:value="113346" calcext:value-type="float">
            <text:p>113346</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FirstRecordedCreditLine</text:p>
          </table:table-cell>
          <table:table-cell table:style-name="ce1" office:value-type="string" calcext:value-type="string">
            <text:p>The date the first credit line was opened.</text:p>
          </table:table-cell>
          <table:table-cell office:value-type="string" calcext:value-type="string">
            <text:p>FirstRecordedCreditLine</text:p>
          </table:table-cell>
          <table:table-cell office:value-type="float" office:value="113240" calcext:value-type="float">
            <text:p>113240</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CurrentCreditLines</text:p>
          </table:table-cell>
          <table:table-cell table:style-name="ce1" office:value-type="string" calcext:value-type="string">
            <text:p>Number of current credit lines at the time the credit profile was pulled.</text:p>
          </table:table-cell>
          <table:table-cell office:value-type="string" calcext:value-type="string">
            <text:p>CurrentCreditLines</text:p>
          </table:table-cell>
          <table:table-cell office:value-type="float" office:value="106333" calcext:value-type="float">
            <text:p>10633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OpenCreditLines</text:p>
          </table:table-cell>
          <table:table-cell table:style-name="ce1" office:value-type="string" calcext:value-type="string">
            <text:p>Number of open credit lines at the time the credit profile was pulled.</text:p>
          </table:table-cell>
          <table:table-cell office:value-type="string" calcext:value-type="string">
            <text:p>OpenCreditLines</text:p>
          </table:table-cell>
          <table:table-cell office:value-type="float" office:value="106333" calcext:value-type="float">
            <text:p>10633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TotalCreditLinespast7years</text:p>
          </table:table-cell>
          <table:table-cell table:style-name="ce1" office:value-type="string" calcext:value-type="string">
            <text:p>Number of credit lines in the past seven years at the time the credit profile was pulled.</text:p>
          </table:table-cell>
          <table:table-cell office:value-type="string" calcext:value-type="string">
            <text:p>TotalCreditLinespast7years</text:p>
          </table:table-cell>
          <table:table-cell office:value-type="float" office:value="113240" calcext:value-type="float">
            <text:p>113240</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OpenRevolvingAccounts</text:p>
          </table:table-cell>
          <table:table-cell table:style-name="ce1" office:value-type="string" calcext:value-type="string">
            <text:p>Number of open revolving accounts at the time the credit profile was pulled.</text:p>
          </table:table-cell>
          <table:table-cell office:value-type="string" calcext:value-type="string">
            <text:p>OpenRevolvingAccount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OpenRevolvingMonthlyPayment</text:p>
          </table:table-cell>
          <table:table-cell table:style-name="ce1" office:value-type="string" calcext:value-type="string">
            <text:p>Monthly payment on revolving accounts at the time the credit profile was pulled.</text:p>
          </table:table-cell>
          <table:table-cell office:value-type="string" calcext:value-type="string">
            <text:p>OpenRevolvingMonthlyPayment</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InquiriesLast6Months</text:p>
          </table:table-cell>
          <table:table-cell table:style-name="ce1" office:value-type="string" calcext:value-type="string">
            <text:p>Number of inquiries in the past six months at the time the credit profile was pulled.</text:p>
          </table:table-cell>
          <table:table-cell office:value-type="string" calcext:value-type="string">
            <text:p>InquiriesLast6Months</text:p>
          </table:table-cell>
          <table:table-cell office:value-type="float" office:value="113240" calcext:value-type="float">
            <text:p>113240</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TotalInquiries</text:p>
          </table:table-cell>
          <table:table-cell table:style-name="ce1" office:value-type="string" calcext:value-type="string">
            <text:p>Total number of inquiries at the time the credit profile was pulled.</text:p>
          </table:table-cell>
          <table:table-cell office:value-type="string" calcext:value-type="string">
            <text:p>TotalInquiries</text:p>
          </table:table-cell>
          <table:table-cell office:value-type="float" office:value="112778" calcext:value-type="float">
            <text:p>112778</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CurrentDelinquencies</text:p>
          </table:table-cell>
          <table:table-cell table:style-name="ce1" office:value-type="string" calcext:value-type="string">
            <text:p>Number of accounts delinquent at the time the credit profile was pulled.</text:p>
          </table:table-cell>
          <table:table-cell office:value-type="string" calcext:value-type="string">
            <text:p>CurrentDelinquencies</text:p>
          </table:table-cell>
          <table:table-cell office:value-type="float" office:value="113240" calcext:value-type="float">
            <text:p>113240</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AmountDelinquent</text:p>
          </table:table-cell>
          <table:table-cell table:style-name="ce1" office:value-type="string" calcext:value-type="string">
            <text:p>Dollars delinquent at the time the credit profile was pulled.</text:p>
          </table:table-cell>
          <table:table-cell office:value-type="string" calcext:value-type="string">
            <text:p>AmountDelinquent</text:p>
          </table:table-cell>
          <table:table-cell office:value-type="float" office:value="106315" calcext:value-type="float">
            <text:p>10631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DelinquenciesLast7Years</text:p>
          </table:table-cell>
          <table:table-cell table:style-name="ce1" office:value-type="string" calcext:value-type="string">
            <text:p>Number of delinquencies in the past 7 years at the time the credit profile was pulled.</text:p>
          </table:table-cell>
          <table:table-cell office:value-type="string" calcext:value-type="string">
            <text:p>DelinquenciesLast7Years</text:p>
          </table:table-cell>
          <table:table-cell office:value-type="float" office:value="112947" calcext:value-type="float">
            <text:p>11294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ublicRecordsLast10Years</text:p>
          </table:table-cell>
          <table:table-cell table:style-name="ce1" office:value-type="string" calcext:value-type="string">
            <text:p>Number of public records in the past 10 years at the time the credit profile was pulled.</text:p>
          </table:table-cell>
          <table:table-cell office:value-type="string" calcext:value-type="string">
            <text:p>PublicRecordsLast10Years</text:p>
          </table:table-cell>
          <table:table-cell office:value-type="float" office:value="113240" calcext:value-type="float">
            <text:p>113240</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ublicRecordsLast12Months</text:p>
          </table:table-cell>
          <table:table-cell table:style-name="ce1" office:value-type="string" calcext:value-type="string">
            <text:p>Number of public records in the past 12 months at the time the credit profile was pulled.</text:p>
          </table:table-cell>
          <table:table-cell office:value-type="string" calcext:value-type="string">
            <text:p>PublicRecordsLast12Months</text:p>
          </table:table-cell>
          <table:table-cell office:value-type="float" office:value="106333" calcext:value-type="float">
            <text:p>10633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RevolvingCreditBalance</text:p>
          </table:table-cell>
          <table:table-cell table:style-name="ce1" office:value-type="string" calcext:value-type="string">
            <text:p>Dollars of revolving credit at the time the credit profile was pulled.</text:p>
          </table:table-cell>
          <table:table-cell office:value-type="string" calcext:value-type="string">
            <text:p>RevolvingCreditBalance</text:p>
          </table:table-cell>
          <table:table-cell office:value-type="float" office:value="106333" calcext:value-type="float">
            <text:p>10633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BankcardUtilization</text:p>
          </table:table-cell>
          <table:table-cell table:style-name="ce1" office:value-type="string" calcext:value-type="string">
            <text:p>The percentage of available revolving credit that is utilized at the time the credit profile was pulled.</text:p>
          </table:table-cell>
          <table:table-cell office:value-type="string" calcext:value-type="string">
            <text:p>BankcardUtilization</text:p>
          </table:table-cell>
          <table:table-cell office:value-type="float" office:value="106333" calcext:value-type="float">
            <text:p>10633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AvailableBankcardCredit</text:p>
          </table:table-cell>
          <table:table-cell table:style-name="ce1" office:value-type="string" calcext:value-type="string">
            <text:p>The total available credit via bank card at the time the credit profile was pulled.</text:p>
          </table:table-cell>
          <table:table-cell office:value-type="string" calcext:value-type="string">
            <text:p>AvailableBankcardCredit</text:p>
          </table:table-cell>
          <table:table-cell office:value-type="float" office:value="106393" calcext:value-type="float">
            <text:p>10639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TotalTrades</text:p>
          </table:table-cell>
          <table:table-cell table:style-name="ce1" office:value-type="string" calcext:value-type="string">
            <text:p>Number of trade lines ever opened at the time the credit profile was pulled.</text:p>
          </table:table-cell>
          <table:table-cell office:value-type="string" calcext:value-type="string">
            <text:p>TotalTrades</text:p>
          </table:table-cell>
          <table:table-cell office:value-type="float" office:value="106393" calcext:value-type="float">
            <text:p>10639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TradesNeverDelinquent</text:p>
          </table:table-cell>
          <table:table-cell table:style-name="ce1" office:value-type="string" calcext:value-type="string">
            <text:p>Number of trades that have never been delinquent at the time the credit profile was pulled.</text:p>
          </table:table-cell>
          <table:table-cell office:value-type="string" calcext:value-type="string">
            <text:p>TradesNeverDelinquent(percentage)</text:p>
          </table:table-cell>
          <table:table-cell office:value-type="float" office:value="106393" calcext:value-type="float">
            <text:p>10639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TradesOpenedLast6Months</text:p>
          </table:table-cell>
          <table:table-cell table:style-name="ce1" office:value-type="string" calcext:value-type="string">
            <text:p>Number of trades opened in the last 6 months at the time the credit profile was pulled.</text:p>
          </table:table-cell>
          <table:table-cell office:value-type="string" calcext:value-type="string">
            <text:p>TradesOpenedLast6Months</text:p>
          </table:table-cell>
          <table:table-cell office:value-type="float" office:value="106393" calcext:value-type="float">
            <text:p>10639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DebtToIncomeRatio</text:p>
          </table:table-cell>
          <table:table-cell table:style-name="ce1" office:value-type="string" calcext:value-type="string">
            <text:p>The debt to income ratio of the borrower at the time the credit profile was pulled. This value is Null if the debt to income ratio is not available. This value is capped at 10.01 (any debt to income ratio larger than 1000% will be returned as 1001%).</text:p>
          </table:table-cell>
          <table:table-cell office:value-type="string" calcext:value-type="string">
            <text:p>DebtToIncomeRatio</text:p>
          </table:table-cell>
          <table:table-cell office:value-type="float" office:value="105383" calcext:value-type="float">
            <text:p>105383</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IncomeRange</text:p>
          </table:table-cell>
          <table:table-cell table:style-name="ce1" office:value-type="string" calcext:value-type="string">
            <text:p>The income range of the borrower at the time the listing was created.</text:p>
          </table:table-cell>
          <table:table-cell office:value-type="string" calcext:value-type="string">
            <text:p>IncomeRange</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IncomeVerifiable</text:p>
          </table:table-cell>
          <table:table-cell table:style-name="ce1" office:value-type="string" calcext:value-type="string">
            <text:p>The borrower indicated they have the required documentation to support their income.</text:p>
          </table:table-cell>
          <table:table-cell office:value-type="string" calcext:value-type="string">
            <text:p>IncomeVerifiable</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bool</text:p>
          </table:table-cell>
          <table:table-cell table:number-columns-repeated="1014"/>
        </table:table-row>
        <table:table-row table:style-name="ro1">
          <table:table-cell table:style-name="ce1" office:value-type="string" calcext:value-type="string">
            <text:p>StatedMonthlyIncome</text:p>
          </table:table-cell>
          <table:table-cell table:style-name="ce1" office:value-type="string" calcext:value-type="string">
            <text:p>The monthly income the borrower stated at the time the listing was created.</text:p>
          </table:table-cell>
          <table:table-cell office:value-type="string" calcext:value-type="string">
            <text:p>StatedMonthlyIncome</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oanKey</text:p>
          </table:table-cell>
          <table:table-cell table:style-name="ce1" office:value-type="string" calcext:value-type="string">
            <text:p>Unique key for each loan. This is the same key that is used in the API. </text:p>
          </table:table-cell>
          <table:table-cell office:value-type="string" calcext:value-type="string">
            <text:p>LoanKey</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TotalProsperLoans</text:p>
          </table:table-cell>
          <table:table-cell table:style-name="ce1" office:value-type="string" calcext:value-type="string">
            <text:p>Number of Prosper loans the borrower at the time they created this listing. This value will be null if the borrower had no prior loans. </text:p>
          </table:table-cell>
          <table:table-cell office:value-type="string" calcext:value-type="string">
            <text:p>TotalProsperLoans</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TotalProsperPaymentsBilled</text:p>
          </table:table-cell>
          <table:table-cell table:style-name="ce1" office:value-type="string" calcext:value-type="string">
            <text:p>Number of on time payments the borrower made on Prosper loans at the time they created this listing. This value will be null if the borrower had no prior loans.</text:p>
          </table:table-cell>
          <table:table-cell office:value-type="string" calcext:value-type="string">
            <text:p>TotalProsperPaymentsBilled</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OnTimeProsperPayments</text:p>
          </table:table-cell>
          <table:table-cell table:style-name="ce1" office:value-type="string" calcext:value-type="string">
            <text:p>Number of on time payments the borrower had made on Prosper loans at the time they created this listing. This value will be null if the borrower has no prior loans.</text:p>
          </table:table-cell>
          <table:table-cell office:value-type="string" calcext:value-type="string">
            <text:p>OnTimeProsperPayments</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rosperPaymentsLessThanOneMonthLate</text:p>
          </table:table-cell>
          <table:table-cell table:style-name="ce1" office:value-type="string" calcext:value-type="string">
            <text:p>Number of payments the borrower made on Prosper loans that were less than one month late at the time they created this listing. This value will be null if the borrower had no prior loans. </text:p>
          </table:table-cell>
          <table:table-cell office:value-type="string" calcext:value-type="string">
            <text:p>ProsperPaymentsLessThanOneMonthLate</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rosperPaymentsOneMonthPlusLate</text:p>
          </table:table-cell>
          <table:table-cell table:style-name="ce1" office:value-type="string" calcext:value-type="string">
            <text:p>Number of payments the borrower made on Prosper loans that were greater than one month late at the time they created this listing. This value will be null if the borrower had no prior loans.</text:p>
          </table:table-cell>
          <table:table-cell office:value-type="string" calcext:value-type="string">
            <text:p>ProsperPaymentsOneMonthPlusLate</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rosperPrincipalBorrowed</text:p>
          </table:table-cell>
          <table:table-cell table:style-name="ce1" office:value-type="string" calcext:value-type="string">
            <text:p>Total principal borrowed on Prosper loans at the time the listing was created. This value will be null if the borrower had no prior loans.</text:p>
          </table:table-cell>
          <table:table-cell office:value-type="string" calcext:value-type="string">
            <text:p>ProsperPrincipalBorrowed</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rosperPrincipalOutstanding</text:p>
          </table:table-cell>
          <table:table-cell table:style-name="ce1" office:value-type="string" calcext:value-type="string">
            <text:p>Principal outstanding on Prosper loans at the time the listing was created. This value will be null if the borrower had no prior loans.</text:p>
          </table:table-cell>
          <table:table-cell office:value-type="string" calcext:value-type="string">
            <text:p>ProsperPrincipalOutstanding</text:p>
          </table:table-cell>
          <table:table-cell office:value-type="float" office:value="22085" calcext:value-type="float">
            <text:p>22085</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ScorexChangeAtTimeOfListing</text:p>
          </table:table-cell>
          <table:table-cell table:style-name="ce1" office:value-type="string" calcext:value-type="string">
            <text:p>Borrower's credit score change at the time the credit profile was pulled. This will be the change relative to the borrower's last Prosper loan. This value will be null if the borrower had no prior loans.</text:p>
          </table:table-cell>
          <table:table-cell office:value-type="string" calcext:value-type="string">
            <text:p>ScorexChangeAtTimeOfListing</text:p>
          </table:table-cell>
          <table:table-cell office:value-type="float" office:value="18928" calcext:value-type="float">
            <text:p>18928</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oanCurrentDaysDelinquent</text:p>
          </table:table-cell>
          <table:table-cell table:style-name="ce1" office:value-type="string" calcext:value-type="string">
            <text:p>The number of days delinquent. </text:p>
          </table:table-cell>
          <table:table-cell office:value-type="string" calcext:value-type="string">
            <text:p>LoanCurrentDaysDelinquent</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LoanFirstDefaultedCycleNumber</text:p>
          </table:table-cell>
          <table:table-cell table:style-name="ce1" office:value-type="string" calcext:value-type="string">
            <text:p>The cycle the loan was charged off. If the loan has not charged off the value will be null. </text:p>
          </table:table-cell>
          <table:table-cell office:value-type="string" calcext:value-type="string">
            <text:p>LoanFirstDefaultedCycleNumber</text:p>
          </table:table-cell>
          <table:table-cell office:value-type="float" office:value="16952" calcext:value-type="float">
            <text:p>16952</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oanMonthsSinceOrigination</text:p>
          </table:table-cell>
          <table:table-cell table:style-name="ce1" office:value-type="string" calcext:value-type="string">
            <text:p>Number of months since the loan originated.</text:p>
          </table:table-cell>
          <table:table-cell office:value-type="string" calcext:value-type="string">
            <text:p>LoanMonthsSinceOrigination</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LoanNumber</text:p>
          </table:table-cell>
          <table:table-cell table:style-name="ce1" office:value-type="string" calcext:value-type="string">
            <text:p>Unique numeric value associated with the loan.</text:p>
          </table:table-cell>
          <table:table-cell office:value-type="string" calcext:value-type="string">
            <text:p>LoanNumber</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LoanOriginalAmount</text:p>
          </table:table-cell>
          <table:table-cell table:style-name="ce1" office:value-type="string" calcext:value-type="string">
            <text:p>The origination amount of the loan.</text:p>
          </table:table-cell>
          <table:table-cell office:value-type="string" calcext:value-type="string">
            <text:p>LoanOriginalAmount</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LoanOriginationDate</text:p>
          </table:table-cell>
          <table:table-cell table:style-name="ce1" office:value-type="string" calcext:value-type="string">
            <text:p>The date the loan was originated.</text:p>
          </table:table-cell>
          <table:table-cell office:value-type="string" calcext:value-type="string">
            <text:p>LoanOriginationDate</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LoanOriginationQuarter</text:p>
          </table:table-cell>
          <table:table-cell table:style-name="ce1" office:value-type="string" calcext:value-type="string">
            <text:p>The quarter in which the loan was originated.</text:p>
          </table:table-cell>
          <table:table-cell office:value-type="string" calcext:value-type="string">
            <text:p>LoanOriginationQuarter</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MemberKey</text:p>
          </table:table-cell>
          <table:table-cell table:style-name="ce1" office:value-type="string" calcext:value-type="string">
            <text:p>The unique key that is associated with the borrower. This is the same identifier that is used in the API member object. </text:p>
          </table:table-cell>
          <table:table-cell office:value-type="string" calcext:value-type="string">
            <text:p>MemberKey</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object</text:p>
          </table:table-cell>
          <table:table-cell table:number-columns-repeated="1014"/>
        </table:table-row>
        <table:table-row table:style-name="ro1">
          <table:table-cell table:style-name="ce1" office:value-type="string" calcext:value-type="string">
            <text:p>MonthlyLoanPayment</text:p>
          </table:table-cell>
          <table:table-cell table:style-name="ce1" office:value-type="string" calcext:value-type="string">
            <text:p>The scheduled monthly loan payment.</text:p>
          </table:table-cell>
          <table:table-cell office:value-type="string" calcext:value-type="string">
            <text:p>MonthlyLoanPayment</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CustomerPayments</text:p>
          </table:table-cell>
          <table:table-cell table:style-name="ce1" office:value-type="string" calcext:value-type="string">
            <text:p>Pre charge-off cumulative gross payments made by the borrower on the loan. If the loan has charged off, this value will exclude any recoveries.</text:p>
          </table:table-cell>
          <table:table-cell office:value-type="string" calcext:value-type="string">
            <text:p>LP_CustomerPayment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CustomerPrincipalPayments</text:p>
          </table:table-cell>
          <table:table-cell table:style-name="ce1" office:value-type="string" calcext:value-type="string">
            <text:p>Pre charge-off cumulative principal payments made by the borrower on the loan. If the loan has charged off, this value will exclude any recoveries.</text:p>
          </table:table-cell>
          <table:table-cell office:value-type="string" calcext:value-type="string">
            <text:p>LP_CustomerPrincipalPayment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InterestandFees</text:p>
          </table:table-cell>
          <table:table-cell table:style-name="ce1" office:value-type="string" calcext:value-type="string">
            <text:p>Pre charge-off cumulative interest and fees paid by the borrower. If the loan has charged off, this value will exclude any recoveries.</text:p>
          </table:table-cell>
          <table:table-cell office:value-type="string" calcext:value-type="string">
            <text:p>LP_InterestandFee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ServiceFees</text:p>
          </table:table-cell>
          <table:table-cell table:style-name="ce1" office:value-type="string" calcext:value-type="string">
            <text:p>Cumulative service fees paid by the investors who have invested in the loan. </text:p>
          </table:table-cell>
          <table:table-cell office:value-type="string" calcext:value-type="string">
            <text:p>LP_ServiceFee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CollectionFees</text:p>
          </table:table-cell>
          <table:table-cell table:style-name="ce1" office:value-type="string" calcext:value-type="string">
            <text:p>Cumulative collection fees paid by the investors who have invested in the loan.</text:p>
          </table:table-cell>
          <table:table-cell office:value-type="string" calcext:value-type="string">
            <text:p>LP_CollectionFee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GrossPrincipalLoss</text:p>
          </table:table-cell>
          <table:table-cell table:style-name="ce1" office:value-type="string" calcext:value-type="string">
            <text:p>The gross charged off amount of the loan.</text:p>
          </table:table-cell>
          <table:table-cell office:value-type="string" calcext:value-type="string">
            <text:p>LP_GrossPrincipalLos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NetPrincipalLoss</text:p>
          </table:table-cell>
          <table:table-cell table:style-name="ce1" office:value-type="string" calcext:value-type="string">
            <text:p>The principal that remains uncollected after any recoveries.</text:p>
          </table:table-cell>
          <table:table-cell office:value-type="string" calcext:value-type="string">
            <text:p>LP_NetPrincipalLos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LP_NonPrincipalRecoverypayments</text:p>
          </table:table-cell>
          <table:table-cell table:style-name="ce1" office:value-type="string" calcext:value-type="string">
            <text:p>The interest and fee component of any recovery payments. The current payment policy applies payments in the following order: Fees, interest, principal.</text:p>
          </table:table-cell>
          <table:table-cell office:value-type="string" calcext:value-type="string">
            <text:p>LP_NonPrincipalRecoverypayment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PercentFunded</text:p>
          </table:table-cell>
          <table:table-cell table:style-name="ce1" office:value-type="string" calcext:value-type="string">
            <text:p>Percent the listing was funded.</text:p>
          </table:table-cell>
          <table:table-cell office:value-type="string" calcext:value-type="string">
            <text:p>PercentFunded</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Recommendations</text:p>
          </table:table-cell>
          <table:table-cell table:style-name="ce1" office:value-type="string" calcext:value-type="string">
            <text:p>Number of recommendations the borrower had at the time the listing was created.</text:p>
          </table:table-cell>
          <table:table-cell office:value-type="string" calcext:value-type="string">
            <text:p>Recommendation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InvestmentFromFriendsCount</text:p>
          </table:table-cell>
          <table:table-cell table:style-name="ce1" office:value-type="string" calcext:value-type="string">
            <text:p>Number of friends that made an investment in the loan.</text:p>
          </table:table-cell>
          <table:table-cell office:value-type="string" calcext:value-type="string">
            <text:p>InvestmentFromFriendsCount</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table-cell table:style-name="ce1" office:value-type="string" calcext:value-type="string">
            <text:p>InvestmentFromFriendsAmount</text:p>
          </table:table-cell>
          <table:table-cell table:style-name="ce1" office:value-type="string" calcext:value-type="string">
            <text:p>Dollar amount of investments that were made by friends.</text:p>
          </table:table-cell>
          <table:table-cell office:value-type="string" calcext:value-type="string">
            <text:p>InvestmentFromFriendsAmount</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float64</text:p>
          </table:table-cell>
          <table:table-cell table:number-columns-repeated="1014"/>
        </table:table-row>
        <table:table-row table:style-name="ro1">
          <table:table-cell table:style-name="ce1" office:value-type="string" calcext:value-type="string">
            <text:p>Investors</text:p>
          </table:table-cell>
          <table:table-cell table:style-name="ce1" office:value-type="string" calcext:value-type="string">
            <text:p>The number of investors that funded the loan.</text:p>
          </table:table-cell>
          <table:table-cell office:value-type="string" calcext:value-type="string">
            <text:p>Investors</text:p>
          </table:table-cell>
          <table:table-cell office:value-type="float" office:value="113937" calcext:value-type="float">
            <text:p>113937</text:p>
          </table:table-cell>
          <table:table-cell office:value-type="string" calcext:value-type="string">
            <text:p>non-null</text:p>
          </table:table-cell>
          <table:table-cell office:value-type="string" calcext:value-type="string">
            <text:p>int64</text:p>
          </table:table-cell>
          <table:table-cell table:number-columns-repeated="1014"/>
        </table:table-row>
        <table:table-row table:style-name="ro1" table:number-rows-repeated="18">
          <table:table-cell table:style-name="ce1" table:number-columns-repeated="2"/>
          <table:table-cell table:number-columns-repeated="1018"/>
        </table:table-row>
        <table:table-row table:style-name="ro2" table:number-rows-repeated="1048475">
          <table:table-cell table:number-columns-repeated="1020"/>
        </table:table-row>
        <table:table-row table:style-name="ro2">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9">00/00/0000</text:date>, <text:time style:data-style-name="N2" text:time-value="18:49:06.14059727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09T22:44:56.916319830</dc:date>
    <meta:editing-duration>PT15M20S</meta:editing-duration>
    <meta:editing-cycles>1</meta:editing-cycles>
    <meta:document-statistic meta:table-count="1" meta:cell-count="488" meta:object-count="0"/>
  </office:meta>
</office:document-meta>
</file>